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06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2.1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#83caff" style:cell-protect="none" style:print-content="true"/>
    </style:style>
    <style:style style:name="ce7" style:family="table-cell" style:parent-style-name="Default" style:data-style-name="N111">
      <style:table-cell-properties fo:background-color="#83caff" style:cell-protect="none" style:print-content="true"/>
    </style:style>
    <style:style style:name="ce8" style:family="table-cell" style:parent-style-name="Default" style:data-style-name="N4">
      <style:table-cell-properties fo:background-color="#83caff" style:cell-protect="none" style:print-content="true"/>
    </style:style>
    <style:style style:name="ce9" style:family="table-cell" style:parent-style-name="Default">
      <style:table-cell-properties fo:background-color="#83caff" style:cell-protect="none" style:print-content="true"/>
    </style:style>
    <style:style style:name="ce10" style:family="table-cell" style:parent-style-name="Default">
      <style:table-cell-properties style:glyph-orientation-vertical="0" fo:background-color="#83caff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ffcc99"/>
    </style:style>
    <style:style style:name="ce12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3" style:family="table-cell" style:parent-style-name="Default" style:data-style-name="N105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4" style:family="table-cell" style:parent-style-name="Default" style:data-style-name="N4">
      <style:table-cell-properties fo:background-color="#ffcc99"/>
    </style:style>
    <style:style style:name="ce15" style:family="table-cell" style:parent-style-name="Default" style:data-style-name="N4">
      <style:table-cell-properties fo:background-color="#ffd32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0"/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1"/>
    <style:style style:name="ce20" style:family="table-cell" style:parent-style-name="Default" style:data-style-name="N50"/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020" table:default-cell-style-name="Default"/>
        <table:table-row table:style-name="ro1" table:number-rows-repeated="2">
          <table:table-cell table:style-name="Default"/>
          <table:table-cell table:number-columns-repeated="1023"/>
        </table:table-row>
        <table:table-row table:style-name="ro2">
          <table:table-cell table:style-name="ce1" office:value-type="string" table:number-columns-spanned="4" table:number-rows-spanned="1">
            <text:p>UTILIDAD PARA EL CALCULO DEL IMPUESTO SOBRE EL INCREMENTO DEL VALOR DE LOS TERRENOS DE NATURALEZA URBANA</text:p>
          </table:table-cell>
          <table:covered-table-cell table:number-columns-repeated="3" table:style-name="ce1"/>
          <table:table-cell table:number-columns-repeated="1020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office:value-type="string">
            <text:p>TIPO IMPOSITIVO 2007 </text:p>
          </table:table-cell>
          <table:table-cell table:style-name="ce2" office:value-type="float" office:value="27">
            <text:p>27</text:p>
          </table:table-cell>
          <table:table-cell table:number-columns-repeated="1022"/>
        </table:table-row>
        <table:table-row table:style-name="ro1">
          <table:table-cell office:value-type="string">
            <text:p>TIPO IMPOSITIVO 2008</text:p>
          </table:table-cell>
          <table:table-cell table:style-name="ce2" office:value-type="float" office:value="18">
            <text:p>18</text:p>
          </table:table-cell>
          <table:table-cell table:number-columns-repeated="1022"/>
        </table:table-row>
        <table:table-row table:style-name="ro1">
          <table:table-cell office:value-type="string">
            <text:p>TIPO IMPOSITIVO 2009</text:p>
          </table:table-cell>
          <table:table-cell table:style-name="ce2" office:value-type="float" office:value="18">
            <text:p>18</text:p>
          </table:table-cell>
          <table:table-cell table:number-columns-repeated="1022"/>
        </table:table-row>
        <table:table-row table:style-name="ro1">
          <table:table-cell office:value-type="string">
            <text:p>TIPO IMPOSITIVO 2010</text:p>
          </table:table-cell>
          <table:table-cell table:style-name="ce2" office:value-type="float" office:value="18">
            <text:p>18</text:p>
          </table:table-cell>
          <table:table-cell table:number-columns-repeated="1022"/>
        </table:table-row>
        <table:table-row table:style-name="ro1">
          <table:table-cell office:value-type="string">
            <text:p>TIPO IMPOSITIVO 2011</text:p>
          </table:table-cell>
          <table:table-cell table:style-name="ce2" office:value-type="float" office:value="27">
            <text:p>27</text:p>
          </table:table-cell>
          <table:table-cell table:number-columns-repeated="1022"/>
        </table:table-row>
        <table:table-row table:style-name="ro1">
          <table:table-cell table:style-name="Default"/>
          <table:table-cell/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>
            <text:p>INDICAR AÑO TRANSMISION/FECHA DEFUNCION</text:p>
          </table:table-cell>
          <table:table-cell table:style-name="ce6" table:formula="of:=YEAR([.B21])" office:value-type="float" office:value="2011">
            <text:p>2011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 table:number-columns-spanned="2" table:number-rows-spanned="1">
            <text:p>DATOS A INTRODUCIR PARA EL CALCULO</text:p>
          </table:table-cell>
          <table:covered-table-cell table:style-name="ce3"/>
          <table:table-cell table:style-name="ce17" table:number-columns-repeated="3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>
            <text:p>fecha presentacion</text:p>
          </table:table-cell>
          <table:table-cell table:style-name="ce7" office:value-type="date" office:date-value="2011-10-18">
            <text:p>18-10-2011</text:p>
          </table:table-cell>
          <table:table-cell table:number-columns-repeated="1022"/>
        </table:table-row>
        <table:table-row table:style-name="ro1">
          <table:table-cell office:value-type="string">
            <text:p>valor del suelo</text:p>
          </table:table-cell>
          <table:table-cell table:style-name="ce8" office:value-type="float" office:value="400">
            <text:p>400,00</text:p>
          </table:table-cell>
          <table:table-cell table:number-columns-repeated="1022"/>
        </table:table-row>
        <table:table-row table:style-name="ro1">
          <table:table-cell office:value-type="string">
            <text:p>fecha transmision</text:p>
          </table:table-cell>
          <table:table-cell table:style-name="ce7" office:value-type="date" office:date-value="2011-10-18">
            <text:p>18-10-2011</text:p>
          </table:table-cell>
          <table:table-cell/>
          <table:table-cell table:style-name="ce19"/>
          <table:table-cell table:number-columns-repeated="1020"/>
        </table:table-row>
        <table:table-row table:style-name="ro1">
          <table:table-cell office:value-type="string">
            <text:p>fecha transmision anterior</text:p>
          </table:table-cell>
          <table:table-cell table:style-name="ce7" office:value-type="date" office:date-value="1990-10-05">
            <text:p>5-10-1990</text:p>
          </table:table-cell>
          <table:table-cell table:number-columns-repeated="1022"/>
        </table:table-row>
        <table:table-row table:style-name="ro1">
          <table:table-cell office:value-type="string">
            <text:p>edad usufructuario</text:p>
          </table:table-cell>
          <table:table-cell table:style-name="ce9"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porcentaje transmision</text:p>
          </table:table-cell>
          <table:table-cell table:style-name="ce9" office:value-type="float" office:value="100">
            <text:p>100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Reduccion vivenda habitual, solo mortis causa</text:p>
          </table:table-cell>
          <table:table-cell table:style-name="ce10" office:value-type="string">
            <text:p>no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ransmision mortis causa</text:p>
          </table:table-cell>
          <table:table-cell table:style-name="ce10" office:value-type="string">
            <text:p>NO</text:p>
          </table:table-cell>
          <table:table-cell table:number-columns-repeated="102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 table:number-columns-spanned="3" table:number-rows-spanned="1">
            <text:p>RESULTADO DEL CALCULO</text:p>
          </table:table-cell>
          <table:covered-table-cell table:number-columns-repeated="2" table:style-name="ce3"/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>
            <text:p>AÑOS TRANSCURRIDOS</text:p>
          </table:table-cell>
          <table:table-cell table:style-name="ce11" table:formula="of:=IF(ROUNDDOWN((([.B21]-[.B22])/365);0)&lt;21;ROUNDDOWN((([.B21]-[.B22])/365);0);20)" office:value-type="float" office:value="20">
            <text:p>20</text:p>
          </table:table-cell>
          <table:table-cell table:style-name="ce16"/>
          <table:table-cell table:style-name="ce20"/>
          <table:table-cell table:number-columns-repeated="1020"/>
        </table:table-row>
        <table:table-row table:style-name="ro1">
          <table:table-cell office:value-type="string">
            <text:p>PORCENTAJE B. IMPONIBLE</text:p>
          </table:table-cell>
          <table:table-cell table:style-name="ce12" table:formula="of:=+(IF([.B31]&lt;6;3.4;IF([.B31]&lt;11;3.2;IF([.B31]&lt;16;2.9;IF([.B31]&lt;=99;2.7)))))" office:value-type="float" office:value="2.7">
            <text:p>2,7</text:p>
          </table:table-cell>
          <table:table-cell table:number-columns-repeated="1022"/>
        </table:table-row>
        <table:table-row table:style-name="ro1">
          <table:table-cell office:value-type="string">
            <text:p>BASE IMPONIBLE</text:p>
          </table:table-cell>
          <table:table-cell table:style-name="ce13" table:formula="of:=+(([.B31]*[.B32])*[.B20])/100" office:value-type="float" office:value="216">
            <text:p>216,00</text:p>
          </table:table-cell>
          <table:table-cell table:number-columns-repeated="1022"/>
        </table:table-row>
        <table:table-row table:style-name="ro1">
          <table:table-cell office:value-type="string">
            <text:p>TIPO IMPOSITIVO</text:p>
          </table:table-cell>
          <table:table-cell table:style-name="ce11" table:formula="of:=+IF([.B14]=2008;[.B8];IF([.B14]=2009;[.B9];IF([.B14]=2010;[.B10];IF([.B14]=2011;[.B11];IF([.B14]=2012;[.B12];IF([.B14]=2007;[.B7]))))))" office:value-type="float" office:value="27">
            <text:p>27</text:p>
          </table:table-cell>
          <table:table-cell table:number-columns-repeated="1022"/>
        </table:table-row>
        <table:table-row table:style-name="ro1">
          <table:table-cell office:value-type="string">
            <text:p>CUOTA TRIBUTARIA (antes reducciones)</text:p>
          </table:table-cell>
          <table:table-cell table:style-name="ce14" table:formula="of:=((+[.B33]*[.B34]/100)*[.B24])/100" office:value-type="float" office:value="58.32">
            <text:p>58,32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>
            <text:p>REDUCCION 60 % POR PONENCIA 2008</text:p>
          </table:table-cell>
          <table:table-cell table:style-name="ce14" table:formula="of:=IF([.B14]&lt;2008;0;IF([.B14]&gt;2010;0;+[.B35]*60/100))" office:value-type="float" office:value="0">
            <text:p>0,00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 office:value-type="string">
            <text:p>REDUCCION VIVIENDA</text:p>
          </table:table-cell>
          <table:table-cell table:style-name="ce14" table:formula="of:=+IF([.B25]=&quot;SI&quot;;[.B37]/2;0)" office:value-type="float" office:value="0">
            <text:p>0,00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 office:value-type="string">
            <text:p>VALOR USUFRUCTO</text:p>
          </table:table-cell>
          <table:table-cell table:style-name="ce14" table:formula="of:=+IF([.B23]=0;0;(IF([.B23]&lt;&gt;0;([.B35]-[.B37]-[.B39])*(IF([.B23]&lt;21;&quot;70&quot;;IF([.B23]&gt;79;&quot;10&quot;;89-[.B23]))))/100))" office:value-type="float" office:value="0">
            <text:p>0,00</text:p>
          </table:table-cell>
          <table:table-cell table:number-columns-repeated="1022"/>
        </table:table-row>
        <table:table-row table:style-name="ro1">
          <table:table-cell office:value-type="string">
            <text:p>VALOR NUEDA PROPIEDAD</text:p>
          </table:table-cell>
          <table:table-cell table:style-name="ce14" table:formula="of:=+IF([.B41]=0;0;([.B35]-[.B37]-[.B39]-[.B41]))" office:value-type="float" office:value="0">
            <text:p>0,00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>
            <text:p>CUOTA TRIBUTARIA</text:p>
          </table:table-cell>
          <table:table-cell table:style-name="ce14" table:formula="of:=+IF([.B23]=0;([.B35]-[.B37]-[.B39]);(IF([.B23]&lt;&gt;0;[.B39]*(IF([.B23]&lt;21;&quot;70&quot;;IF([.B23]&gt;79;&quot;10&quot;;89-[.B23]))))/100))" office:value-type="float" office:value="58.32">
            <text:p>58,32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>
            <text:p>Recargo por presentacion extemporanea</text:p>
          </table:table-cell>
          <table:table-cell table:style-name="ce14" table:formula="of:=+IF([.B26]=&quot;NO&quot;;IF(([.B19]-[.B21])&gt;395;([.B44]*0.15);IF(([.B19]-[.B21])&gt;210;([.B44]*0.1);IF(([.B19]-[.B21])&gt;90;([.B44]*0.05);0)));IF(([.B19]-[.B21])&gt;485;([.B44]*0.15);IF(([.B19]-[.B21])&gt;360;([.B44]*0.1);IF(([.B19]-[.B21])&gt;1200;([.B44]*0.05);0))))" office:value-type="float" office:value="0">
            <text:p>0,00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5" office:value-type="string">
            <text:p>TOTAL DEUDA</text:p>
          </table:table-cell>
          <table:table-cell table:style-name="ce15" table:formula="of:=+IF([.B23]=0;([.B44]+[.B46]);([.B41]+[.B42]+[.B46]))" office:value-type="float" office:value="58.32">
            <text:p>58,32</text:p>
          </table:table-cell>
          <table:table-cell table:style-name="ce18" table:number-columns-repeated="1022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style-name="ce16"/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03P0" style:volatile="true">
      <number:number number:decimal-places="0" number:min-integer-digits="1" number:grouping="true"/>
    </number:number-style>
    <number:number-style style:name="N103">
      <number:text>-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</number:number-style>
    <number:number-style style:name="N104">
      <style:text-properties fo:color="#ff0000"/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</number:number-style>
    <number:number-style style:name="N105">
      <number:text>-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11">
      <number:day/>
      <number:text>-</number:text>
      <number:month/>
      <number:text>-</number:text>
      <number:year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09/11/2011</text:date>, <text:time>16:23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8T11:41:39</dc:date>
    <meta:editing-cycles>9</meta:editing-cycles>
    <meta:editing-duration>PT2H27M9S</meta:editing-duration>
    <meta:generator>OpenOffice.org/3.3$Win32 OpenOffice.org_project/330m20$Build-9567</meta:generator>
    <meta:document-statistic meta:table-count="1" meta:cell-count="56" meta:object-count="0"/>
  </office:meta>
</office:document-meta>
</file>